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7c9" officeooo:paragraph-rsid="000a97c9"/>
    </style:style>
    <style:style style:name="P2" style:family="paragraph" style:parent-style-name="Standard" style:list-style-name="L1">
      <style:text-properties officeooo:rsid="00101600" officeooo:paragraph-rsid="00101600"/>
    </style:style>
    <style:style style:name="T1" style:family="text">
      <style:text-properties officeooo:rsid="000aea63"/>
    </style:style>
    <style:style style:name="T2" style:family="text">
      <style:text-properties officeooo:rsid="000ec5f5"/>
    </style:style>
    <style:style style:name="T3" style:family="text">
      <style:text-properties officeooo:rsid="00101600"/>
    </style:style>
    <style:style style:name="T4" style:family="text">
      <style:text-properties officeooo:rsid="0013625f"/>
    </style:style>
    <style:style style:name="T5" style:family="text">
      <style:text-properties officeooo:rsid="00160602"/>
    </style:style>
    <style:style style:name="T6" style:family="text">
      <style:text-properties officeooo:rsid="0017634a"/>
    </style:style>
    <style:style style:name="T7" style:family="text">
      <style:text-properties officeooo:rsid="0019bf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Push key:“data“, value:[<text:line-break/> <text:s/>{first<text:span text:style-name="T1">N</text:span>ame: „Hans“, last<text:span text:style-name="T1">N</text:span>ame:“Müller“, birth<text:span text:style-name="T1">D</text:span>ate:“1975-10-02“},<text:line-break/> <text:s/>{first<text:span text:style-name="T1">N</text:span>ame: „Johanna“, last<text:span text:style-name="T1">N</text:span>ame:“Sommer“, birth<text:span text:style-name="T1">D</text:span>ate:“2001-12-05“},<text:line-break/> <text:s/>{first<text:span text:style-name="T1">N</text:span>ame: „Helene“, last<text:span text:style-name="T1">N</text:span>ame:“Fischer“, birth<text:span text:style-name="T1">D</text:span>ate:“2013-02-02“}<text:line-break/>]}</text:p>
      <text:p text:style-name="P1">${For $value:“data“, <text:span text:style-name="T2">$</text:span>as:“person“, <text:span text:style-name="T3">listitem:</text:span><text:span text:style-name="T5">1</text:span>}</text:p>
      <text:list text:style-name="L1">
        <text:list-item>
          <text:p text:style-name="P2">${<text:span text:style-name="T7">Counter</text:span>} ${<text:span text:style-name="T4">$</text:span>person.firstName} ${<text:span text:style-name="T4">$</text:span>person.lastName}</text:p>
        </text:list-item>
      </text:list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6T11:28:06.065000000</meta:creation-date>
    <dc:date>2025-03-08T11:57:36.491000000</dc:date>
    <meta:editing-duration>PT25M40S</meta:editing-duration>
    <meta:editing-cycles>1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4" meta:word-count="25" meta:character-count="339" meta:non-whitespace-character-count="313"/>
  </office:meta>
</office:document-meta>
</file>